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style:font-name="Calibri" fo:font-size="9pt"/>
    </style:style>
    <style:style style:name="T2" style:family="text">
      <style:text-properties style:font-name="Calibri" fo:font-size="9pt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">Como si la cosa valiesse 2, el censo valdrá 4, el cubo 8, el censo de censo 16, el </text:span><text:span text:style-name="T2">primero relato </text:span><text:span text:style-name="T1">32 (Pérez de Moya, 1562, p. 450).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áximo Meza</meta:initial-creator>
    <meta:creation-date>2019-04-27T16:00:45</meta:creation-date>
    <meta:document-statistic meta:table-count="0" meta:image-count="0" meta:object-count="0" meta:page-count="1" meta:paragraph-count="1" meta:word-count="28" meta:character-count="134"/>
    <dc:date>2019-04-27T16:01:40</dc:date>
    <dc:creator>Máximo Meza</dc:creator>
    <meta:editing-duration>PT55S</meta:editing-duration>
    <meta:editing-cycles>1</meta:editing-cycles>
    <meta:generator>OpenOffice/4.1.6$Unix OpenOffice.org_project/416m1$Build-9790</meta:generator>
  </office:meta>
</office:document-meta>
</file>